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SORCIO AGROVETERINARIO LAS VIOLETAS S.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36672587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1077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ORRAS ACOSTA, MOISES GUILLERM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69525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ESONES PEREZ JIMMY POO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56232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0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6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2/11/2021</text:p>
          </table:table-cell>
          <table:table-cell table:style-name="Tabla2.A2" office:value-type="string">
            <text:p text:style-name="P7">5583981</text:p>
          </table:table-cell>
          <table:table-cell table:style-name="Tabla2.A2" office:value-type="string">
            <text:p text:style-name="P7">48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6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20:18:0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